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officeooo:rsid="00157bdf" officeooo:paragraph-rsid="00157bdf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4" style:family="paragraph" style:parent-style-name="Standard">
      <style:text-properties fo:font-weight="normal" officeooo:rsid="00157bdf" officeooo:paragraph-rsid="00157bdf" style:font-weight-asian="normal" style:font-weight-complex="normal"/>
    </style:style>
    <style:style style:name="P5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fo:font-weight="bold" officeooo:rsid="0017655c" officeooo:paragraph-rsid="0017655c" style:font-weight-asian="bold"/>
    </style:style>
    <style:style style:name="P8" style:family="paragraph" style:parent-style-name="Standard">
      <style:text-properties fo:font-weight="bold" officeooo:rsid="001dcdb7" officeooo:paragraph-rsid="001dcdb7" style:font-weight-asian="bold"/>
    </style:style>
    <style:style style:name="P9" style:family="paragraph" style:parent-style-name="Standard">
      <style:text-properties fo:font-weight="bold" officeooo:rsid="001dcdb7" officeooo:paragraph-rsid="001dcdb7" style:font-weight-asian="bold" style:font-weight-complex="bold"/>
    </style:style>
    <style:style style:name="P10" style:family="paragraph" style:parent-style-name="Standard">
      <style:text-properties fo:font-weight="bold" officeooo:rsid="001f8f1b" style:font-weight-asian="bold" style:font-weight-complex="bold"/>
    </style:style>
    <style:style style:name="P11" style:family="paragraph" style:parent-style-name="Standard">
      <style:text-properties fo:font-weight="bold" officeooo:rsid="001f8f1b" officeooo:paragraph-rsid="001f8f1b" style:font-weight-asian="bold" style:font-weight-complex="bold"/>
    </style:style>
    <style:style style:name="P12" style:family="paragraph" style:parent-style-name="Standard">
      <style:text-properties fo:font-weight="normal" officeooo:rsid="001dcdb7" officeooo:paragraph-rsid="001dcdb7" style:font-weight-asian="normal" style:font-weight-complex="normal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T1" style:family="text">
      <style:text-properties officeooo:rsid="00158f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3">MINF18</text:p>
      <text:p text:style-name="P3">TD OS Reporting</text:p>
      <text:p text:style-name="P3">Devoir 0</text:p>
      <text:p text:style-name="P3">Members:</text:p>
      <text:p text:style-name="P3">Vo Hung Son</text:p>
      <text:p text:style-name="P3">Tran Quang Nhat</text:p>
      <text:p text:style-name="P1"/>
      <text:p text:style-name="P1">2. Source code reading</text:p>
      <text:p text:style-name="Standard"/>
      <text:p text:style-name="P1">2.1 Simulation principles</text:p>
      <text:p text:style-name="P1"/>
      <text:p text:style-name="P1">Give an example source file of a MIPS user program, and an example source file of the NachOS kernel. What is the</text:p>
      <text:p text:style-name="P1">programming language used each time?</text:p>
      <text:p text:style-name="Standard">Answer:</text:p>
      <text:p text:style-name="Standard">source file of a MIPS user program: Assembly Language</text:p>
      <text:p text:style-name="Standard">ex:</text:p>
      <text:list xml:id="list2244915377" text:style-name="WWNum1">
        <text:list-item>
          <text:p text:style-name="P13">.data</text:p>
        </text:list-item>
        <text:list-item>
          <text:p text:style-name="P13">prompt1: .asciiz "Enter the first number: "</text:p>
        </text:list-item>
        <text:list-item>
          <text:p text:style-name="P13">prompt2: .asciiz "Enter the second number: "</text:p>
        </text:list-item>
        <text:list-item>
          <text:p text:style-name="P13">menu: .asciiz "Enter the number associated with the operation you want performed: 1 =&gt; add, 2 =&gt; subtract or 3 =&gt; multiply: "</text:p>
        </text:list-item>
        <text:list-item>
          <text:p text:style-name="P14">resultText: .asciiz "Your final result is: "</text:p>
        </text:list-item>
      </text:list>
      <text:p text:style-name="Standard"/>
      <text:p text:style-name="Standard">source file of the NachOS kernel: C++ language:</text:p>
      <text:p text:style-name="Standard">ex:</text:p>
      <text:p text:style-name="Standard">void</text:p>
      <text:p text:style-name="Standard">Thread::Start (VoidFunctionPtr func, void *arg)</text:p>
      <text:p text:style-name="Standard">{</text:p>
      <text:p text:style-name="Standard"><text:tab/>DEBUG ('t', "Starting thread \"%s\" with func = %p, arg = %d\n",</text:p>
      <text:p text:style-name="Standard"><text:s text:c="3"/><text:tab/>name, func, arg);</text:p>
      <text:p text:style-name="Standard"/>
      <text:p text:style-name="Standard"><text:tab/>ASSERT(status == JUST_CREATED);</text:p>
      <text:p text:style-name="Standard"><text:tab/>StackAllocate (func, arg);</text:p>
      <text:p text:style-name="Standard"/>
      <text:p text:style-name="Standard"><text:tab/>IntStatus oldLevel = interrupt-&gt;SetLevel (IntOff);</text:p>
      <text:p text:style-name="Standard"><text:tab/>scheduler-&gt;ReadyToRun (this); <text:s text:c="3"/>// ReadyToRun assumes that interrupts</text:p>
      <text:p text:style-name="Standard"><text:tab/>// are disabled!</text:p>
      <text:p text:style-name="Standard"><text:tab/>(void) interrupt-&gt;SetLevel (oldLevel);</text:p>
      <text:p text:style-name="Standard">}</text:p>
      <text:p text:style-name="Standard"/>
      <text:p text:style-name="P1">2.2. System initialization</text:p>
      <text:p text:style-name="P1"><text:soft-page-break/>How is this first kernel thread created?</text:p>
      <text:p text:style-name="Standard">Answer:</text:p>
      <text:p text:style-name="Standard">Step 1:Call into Start method.</text:p>
      <text:p text:style-name="Standard">Step 2: In the Start method call into StackAllocate method</text:p>
      <text:p text:style-name="Standard">Step 3: In the StackAllocate mehod that we init a stack with size of long</text:p>
      <text:p text:style-name="Standard">step 4: Register stack by valgrind_id.</text:p>
      <text:p text:style-name="Standard">Step 5: check constant value to work in range (low addresses to high addresses or opposite)</text:p>
      <text:p text:style-name="Standard">Step 6: SetupThreadState that it is called be StartupPCState of machine.</text:p>
      <text:p text:style-name="Standard">Step 7: Register InitialPCState of machine state by func with long value.</text:p>
      <text:p text:style-name="Standard">Step 8: Register InitialArgState of machine state by arg with long value.</text:p>
      <text:p text:style-name="Standard">Step 9: Register WhenDonePCState of machine state by ThreadFinish method with long value. <text:s/></text:p>
      <text:p text:style-name="Standard">Step 10: Set IntStatus oldLevel = interrupt-&gt;SetLevel (IntOff)</text:p>
      <text:p text:style-name="Standard">Step 11: Run the thread by code line scheduler-&gt;ReadyToRun (this);</text:p>
      <text:p text:style-name="Standard"/>
      <text:p text:style-name="P1">Where does its stack and its registers come from?</text:p>
      <text:p text:style-name="Standard">Answer:</text:p>
      <text:p text:style-name="Standard">It comes from StackAllocate (func, arg) method.</text:p>
      <text:p text:style-name="Standard"/>
      <text:p text:style-name="P1">What is the (future) role of the data structure allocated by the instruction:</text:p>
      <text:p text:style-name="Standard">Answer:</text:p>
      <text:p text:style-name="Standard">HOST_SNAKE: HP stack works from low addresses to high addresses;HP requires 64-byte frame marker</text:p>
      <text:p text:style-name="Standard">#else: other archs stack works from high addresses to low addresses</text:p>
      <text:p text:style-name="Standard">HOST_SPARC:SPARC stack must contains at least 1 activation record to start with.</text:p>
      <text:p text:style-name="Standard">HOST_PPC</text:p>
      <text:p text:style-name="Standard">HOST_i386: -4 for the return address</text:p>
      <text:p text:style-name="Standard">HOST_x86_64: -8 for the return address</text:p>
      <text:p text:style-name="Standard">HOST_MIPS</text:p>
      <text:p text:style-name="Standard"/>
      <text:p text:style-name="P1">Why is it necessary to call the Start method for the next kernel threads? (focus into threads/thread.h and threads/thread.cc)</text:p>
      <text:p text:style-name="Standard">Answer:</text:p>
      <text:p text:style-name="Standard"><text:s/>1. Allocate a stack</text:p>
      <text:p text:style-name="Standard"><text:s/>2. Initialize the stack so that a call to SWITCH will cause it to run the procedure</text:p>
      <text:p text:style-name="Standard"><text:s/>3. Put the thread on the ready queue</text:p>
      <text:p text:style-name="Standard"/>
      <text:p text:style-name="P1">2.3 User program execution</text:p>
      <text:p text:style-name="P1">How are the registers of this processor initialized?</text:p>
      <text:p text:style-name="P1">Answer:</text:p>
      <text:p text:style-name="Standard">AddrSpace::InitRegisters</text:p>
      <text:p text:style-name="Standard"><text:s/>Set the initial values for the user-level register set.</text:p>
      <text:p text:style-name="Standard"/>
      <text:p text:style-name="Standard">We write these directly into the "machine" registers, so</text:p>
      <text:p text:style-name="Standard">that we can immediately jump to user code. <text:s/>Note that these</text:p>
      <text:p text:style-name="Standard">will be saved/restored into the currentThread-&gt;userRegisters</text:p>
      <text:p text:style-name="Standard">when this thread is context switched out.</text:p>
      <text:p text:style-name="Standard">Step 1: Initial program counter -- must be location of "Start"</text:p>
      <text:p text:style-name="Standard"><text:soft-page-break/>Step 2: Need to also tell MIPS where next instruction is, because of branch delay possibility</text:p>
      <text:p text:style-name="Standard">Step 3: Set the stack register to the end of the address space, where we allocated the stack; but subtract off a bit, to make sure we don't accidentally reference off the end!</text:p>
      <text:p text:style-name="Standard"/>
      <text:p text:style-name="P1">What variable is MIPS memory?</text:p>
      <text:p text:style-name="P1">Answer:</text:p>
      <text:p text:style-name="Standard">It is pointer type;</text:p>
      <text:p text:style-name="P1">the loading of the program into memory (simulated or real?)</text:p>
      <text:p text:style-name="P1">Answer:</text:p>
      <text:p text:style-name="Standard">Is Real.</text:p>
      <text:p text:style-name="P1">What is the name of the exception thrown when an addition (assembly instruction OP_ADD) overflows?</text:p>
      <text:p text:style-name="Standard"><text:s/>switch (instr-&gt;opCode) {</text:p>
      <text:p text:style-name="Standard"><text:s text:c="4"/></text:p>
      <text:p text:style-name="Standard"><text:s text:c="2"/><text:tab/>case OP_ADD:</text:p>
      <text:p text:style-name="Standard"><text:s text:c="4"/>sum = registers[instr-&gt;rs] + registers[instr-&gt;rt];</text:p>
      <text:p text:style-name="Standard"><text:s text:c="4"/>if (!((registers[instr-&gt;rs] ^ registers[instr-&gt;rt]) &amp; SIGN_BIT) &amp;&amp;</text:p>
      <text:p text:style-name="Standard"><text:s text:c="4"/><text:tab/>((registers[instr-&gt;rs] ^ sum) &amp; SIGN_BIT)) {</text:p>
      <text:p text:style-name="Standard"><text:s text:c="4"/><text:tab/>RaiseException(OverflowException, 0);</text:p>
      <text:p text:style-name="Standard"><text:s text:c="4"/><text:tab/>return;</text:p>
      <text:p text:style-name="Standard"><text:s text:c="4"/>}</text:p>
      <text:p text:style-name="Standard"/>
      <text:p text:style-name="Standard"><text:s text:c="2"/>SyscallException, <text:s/><text:tab/>// A program executed a system call.</text:p>
      <text:p text:style-name="Standard"><text:s text:c="3"/><text:tab/> <text:s/><text:tab/>PageFaultException,<text:tab/>// No valid translation found</text:p>
      <text:p text:style-name="Standard"><text:s text:c="3"/><text:tab/> <text:s/><text:tab/>ReadOnlyException, <text:tab/>// Write attempted to page marked</text:p>
      <text:p text:style-name="Standard"><text:s text:c="3"/><text:tab/><text:tab/><text:tab/><text:tab/> <text:tab/>// "read-only"</text:p>
      <text:p text:style-name="Standard"><text:s text:c="3"/><text:tab/> <text:s/><text:tab/>BusErrorException, <text:tab/>// Translation resulted in an</text:p>
      <text:p text:style-name="Standard"><text:s text:c="3"/><text:tab/><text:tab/><text:tab/><text:tab/> <text:tab/>// invalid physical address</text:p>
      <text:p text:style-name="Standard"><text:s text:c="3"/><text:tab/> <text:s/><text:tab/>AddressErrorException, // Unaligned reference or one that</text:p>
      <text:p text:style-name="Standard"><text:s text:c="3"/><text:tab/><text:tab/><text:tab/><text:tab/> <text:tab/>// was beyond the end of the</text:p>
      <text:p text:style-name="Standard"><text:s text:c="3"/><text:tab/><text:tab/><text:tab/><text:tab/> <text:tab/>// address space</text:p>
      <text:p text:style-name="Standard"><text:s text:c="3"/><text:tab/> <text:s/><text:tab/>OverflowException, <text:tab/>// Integer overflow in add or sub.</text:p>
      <text:p text:style-name="Standard"><text:s text:c="3"/><text:tab/> <text:s/><text:tab/>IllegalInstrException, // Unimplemented or reserved instr.</text:p>
      <text:p text:style-name="Standard"><text:s text:c="3"/><text:tab/> <text:tab/> </text:p>
      <text:p text:style-name="Standard"><text:s text:c="3"/><text:tab/> <text:s/><text:tab/>NumExceptionTypes</text:p>
      <text:p text:style-name="Standard"/>
      <text:p text:style-name="Standard"/>
      <text:p text:style-name="P1"/>
      <text:p text:style-name="P1"/>
      <text:p text:style-name="P1">3. Running NachOS step-by-step</text:p>
      <text:p text:style-name="P1">What happens when you press n (next) when gdb is ready to execute the yield method?</text:p>
      <text:p text:style-name="P2">Answer:</text:p>
      <text:p text:style-name="P4">GDB will be automatic <text:span text:style-name="T1">nexting to a new stage in debugger.</text:span></text:p>
      <text:p text:style-name="P1"/>
      <text:p text:style-name="P7">5.Using the NachOS System</text:p>
      <text:p text:style-name="P7">5.2</text:p>
      <text:p text:style-name="P7">Kernel thread observation</text:p>
      <text:p text:style-name="P7"><text:soft-page-break/>We will test the NachOS system "alone", i.e.</text:p>
      <text:p text:style-name="P12">5.3 Discovering the scheduler</text:p>
      <text:p text:style-name="P9">What happens precisely when you call the Yield() function?</text:p>
      <text:p text:style-name="P9">Answer:</text:p>
      <text:p text:style-name="P12">Suspend the calling thread and select a new one for execution (by calling Scheduler::FindNextToRun()). If no other threads are ready to execute, continue running the current thread. </text:p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26T01:29:13.539221714</dc:date>
    <meta:editing-duration>PT20M34S</meta:editing-duration>
    <meta:editing-cycles>8</meta:editing-cycles>
    <meta:document-statistic meta:table-count="0" meta:image-count="0" meta:object-count="0" meta:page-count="4" meta:paragraph-count="116" meta:word-count="759" meta:character-count="4948" meta:non-whitespace-character-count="4152"/>
  </office:meta>
</office:document-meta>
</file>